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90000002A0EBA61236.png" manifest:media-type="image/png"/>
  <manifest:file-entry manifest:full-path="Pictures/10000201000000F30000006B82163201.png" manifest:media-type="image/png"/>
  <manifest:file-entry manifest:full-path="Pictures/10000000000003900000001E7344F285.png" manifest:media-type="image/png"/>
  <manifest:file-entry manifest:full-path="Pictures/10000201000003C000000222E63791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3deb3d" draw:textarea-horizontal-align="justify" draw:textarea-vertical-align="middle" draw:auto-grow-height="false"/>
    </style:style>
    <style:style style:name="gr4" style:family="graphic" style:parent-style-name="standard">
      <style:graphic-properties draw:fill="solid" draw:fill-color="#ff950e" draw:textarea-horizontal-align="justify" draw:textarea-vertical-align="middle" draw:auto-grow-height="fals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ff00" draw:textarea-horizontal-align="justify" draw:textarea-vertical-align="middle" draw:auto-grow-height="false"/>
    </style:style>
    <style:style style:name="gr8"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Break-title">
      <style:graphic-properties draw:auto-grow-height="true" fo:min-height="3.18cm" fo:min-width="20.384cm"/>
    </style:style>
    <style:style style:name="pr4" style:family="presentation" style:parent-style-name="Break-notes">
      <style:graphic-properties draw:fill-color="#ffffff" draw:auto-grow-height="true" fo:min-height="12.572cm" fo:min-width="16.771cm"/>
    </style:style>
    <style:style style:name="pr5" style:family="presentation" style:parent-style-name="Logo_20_Content-title">
      <style:graphic-properties draw:auto-grow-height="true" fo:min-height="2.743cm" fo:min-width="21.058cm"/>
    </style:style>
    <style:style style:name="pr6" style:family="presentation" style:parent-style-name="Logo_20_Content-outline1">
      <style:graphic-properties draw:auto-grow-height="false" draw:fit-to-size="false" fo:min-height="12.573cm"/>
    </style:style>
    <style:style style:name="pr7" style:family="presentation" style:parent-style-name="Logo_20_Content-notes">
      <style:graphic-properties draw:fill-color="#ffffff" draw:auto-grow-height="true" fo:min-height="12.572cm" fo:min-width="16.771cm"/>
    </style:style>
    <style:style style:name="pr8" style:family="presentation" style:parent-style-name="No-Logo_20_Content-title">
      <style:graphic-properties draw:auto-grow-height="true" fo:min-height="2.743cm" fo:min-width="21.058cm"/>
    </style:style>
    <style:style style:name="pr9" style:family="presentation" style:parent-style-name="No-Logo_20_Content-notes">
      <style:graphic-properties draw:fill-color="#ffffff" draw:auto-grow-height="true" fo:min-height="12.572cm" fo:min-width="16.771cm"/>
    </style:style>
    <style:style style:name="pr10" style:family="presentation" style:parent-style-name="Break-outline1">
      <style:graphic-properties fo:min-height="12.323cm" fo:min-width="12.759cm"/>
    </style:style>
    <style:style style:name="pr11" style:family="presentation" style:parent-style-name="Break-title">
      <style:graphic-properties draw:auto-grow-height="true" fo:min-height="3.18cm"/>
    </style:style>
    <style:style style:name="pr12" style:family="presentation" style:parent-style-name="Logo_20_Content-title">
      <style:graphic-properties draw:auto-grow-height="true" fo:min-height="2.743cm" fo:min-width="20.43cm"/>
    </style:style>
    <style:style style:name="pr13" style:family="presentation" style:parent-style-name="Logo_20_Content-outline1">
      <style:graphic-properties fo:min-height="12.323cm" fo:min-width="20.43cm"/>
    </style:style>
    <style:style style:name="pr14" style:family="presentation" style:parent-style-name="Logo_20_Content-title">
      <style:graphic-properties fo:min-height="2.743cm" fo:min-width="20.43cm"/>
    </style:style>
    <style:style style:name="pr15" style:family="presentation" style:parent-style-name="Break-title">
      <style:graphic-properties fo:min-height="3.18cm" fo:min-width="20.384cm"/>
    </style:style>
    <style:style style:name="pr16" style:family="presentation" style:parent-style-name="Call_20_to_20_Action-notes">
      <style:graphic-properties draw:fill-color="#ffffff" draw:auto-grow-height="true" fo:min-height="11.641cm" fo:min-width="16.771cm"/>
    </style:style>
    <style:style style:name="pr17"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text-properties fo:font-size="20pt"/>
    </style:style>
    <style:style style:name="P5" style:family="paragraph">
      <style:paragraph-properties fo:margin-left="-0.73cm" fo:margin-right="0cm" fo:margin-top="0.5cm" fo:margin-bottom="0.906cm" fo:text-indent="0cm"/>
    </style:style>
    <style:style style:name="P6" style:family="paragraph">
      <style:paragraph-properties fo:text-align="center"/>
      <style:text-properties fo:font-size="18pt"/>
    </style:style>
    <style:style style:name="P7" style:family="paragraph">
      <style:paragraph-properties fo:text-align="center"/>
    </style:style>
    <style:style style:name="P8" style:family="paragraph">
      <style:text-properties fo:font-size="18pt"/>
    </style:style>
    <style:style style:name="P9" style:family="paragraph">
      <style:paragraph-properties fo:text-align="start"/>
      <style:text-properties fo:font-size="18pt"/>
    </style:style>
    <style:style style:name="P10" style:family="paragraph">
      <style:paragraph-properties fo:margin-left="-0.73cm" fo:margin-right="0cm" fo:margin-top="0.5cm" fo:margin-bottom="0.906cm" fo:line-height="100%" fo:text-indent="0cm"/>
    </style:style>
    <style:style style:name="P11" style:family="paragraph">
      <style:paragraph-properties fo:line-height="100%"/>
    </style:style>
    <style:style style:name="P12" style:family="paragraph">
      <style:paragraph-properties fo:margin-top="0cm" fo:margin-bottom="0cm" fo:line-height="93%" fo:text-align="start"/>
    </style:style>
    <style:style style:name="P13" style:family="paragraph">
      <style:paragraph-properties fo:margin-top="0cm" fo:margin-bottom="0cm" fo:line-height="93%" fo:text-align="start"/>
      <style:text-properties fo:font-size="18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style>
    <style:style style:name="T4" style:family="text">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5" style:family="text">
      <style:text-properties fo:font-size="12pt" style:font-size-asian="12pt" style:font-size-complex="12pt"/>
    </style:style>
    <style:style style:name="T6" style:family="text">
      <style:text-properties fo:color="#454c51" style:text-outline="false" style:text-line-through-style="none" fo:font-family="Arial" style:font-style-name="Regular"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style>
    <style:style style:name="T7" style:family="text">
      <style:text-properties fo:color="#454c51" style:text-outline="false" style:text-line-through-style="none" fo:font-family="Arial" style:font-style-name="Regular"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32pt" style:font-style-asian="normal" style:font-weight-asian="bold" style:font-family-complex="Mangal" style:font-family-generic-complex="system" style:font-pitch-complex="variable" style:font-size-complex="32pt" style:font-style-complex="normal" style:font-weight-complex="bold" style:text-emphasize="none" style:font-relief="none"/>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11"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12"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Open Build Service (OBS)</text:span><text:span text:style-name="T1"><text:line-break/></text:span><text:span text:style-name="T2">Cross-Architecture Build Capabilities </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Classic Cross Building</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Classic Cross Compile Is</text:p>
          </draw:text-box>
        </draw:frame>
        <draw:frame draw:name="Rectangle 4" presentation:style-name="pr6" draw:layer="layout" svg:width="20.93cm" svg:height="12.573cm" svg:x="2.286cm" svg:y="4.039cm" presentation:class="outline" presentation:user-transformed="true">
          <draw:text-box>
            <text:list text:style-name="L2">
              <text:list-item>
                <text:p text:style-name="P5"><text:span text:style-name="T3">Building a software on architecture A for </text:span><text:span text:style-name="T3"><text:line-break/></text:span><text:span text:style-name="T3">architecture B.</text:span></text:p>
              </text:list-item>
              <text:list-item>
                <text:p text:style-name="P5"><text:span text:style-name="T4">Used when architecture B is not suitable for developing because:</text:span></text:p>
                <text:list>
                  <text:list-item>
                    <text:p><text:span text:style-name="T4">Slow CPU</text:span></text:p>
                  </text:list-item>
                  <text:list-item>
                    <text:p><text:span text:style-name="T4">Low memory &amp; storage</text:span></text:p>
                  </text:list-item>
                  <text:list-item>
                    <text:p><text:span text:style-name="T4">Convenience: Can't be used as developer workstation</text:span></text:p>
                  </text:list-item>
                  <text:list-item>
                    <text:p><text:span text:style-name="T4">Hardware device not available (yet)</text:span></text:p>
                  </text:list-item>
                </text:list>
                <text:p text:style-name="P5"><text:span text:style-name="T4"/></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7" draw:text-style-name="P4"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Classic Cross Compile is</text:p>
          </draw:text-box>
        </draw:frame>
        <draw:frame draw:name="Rectangle 4" presentation:style-name="pr6" draw:layer="layout" svg:width="20.93cm" svg:height="11.049cm" svg:x="2.286cm" svg:y="4.039cm" presentation:class="outline">
          <draw:text-box>
            <text:list text:style-name="L2">
              <text:list-header>
                <text:p text:style-name="P5"><text:span text:style-name="T4">Embedded developers are used to do </text:span></text:p>
              </text:list-header>
              <text:list-item>
                <text:p text:style-name="P5"><text:span text:style-name="T4">./configure –host=armv7l-suse-linux</text:span></text:p>
                <text:p text:style-name="P5"><text:span text:style-name="T4">or</text:span></text:p>
              </text:list-item>
              <text:list-item>
                <text:p text:style-name="P5"><text:span text:style-name="T4">rpmbuild --target=armv8l-suse-linux</text:span></text:p>
                <text:p text:style-name="P5"><text:span text:style-name="T4">on their ia32 or x86_64 workstation</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7" draw:text-style-name="P4"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Advantages</text:p>
          </draw:text-box>
        </draw:frame>
        <draw:frame draw:name="Rectangle 4" presentation:style-name="pr6" draw:layer="layout" svg:width="20.93cm" svg:height="11.049cm" svg:x="2.286cm" svg:y="4.039cm" presentation:class="outline">
          <draw:text-box>
            <text:list text:style-name="L2">
              <text:list-header>
                <text:p text:style-name="P5"><text:span text:style-name="T4"/></text:p>
              </text:list-header>
              <text:list-item>
                <text:p text:style-name="P5"><text:span text:style-name="T4">Very fast results</text:span></text:p>
              </text:list-item>
              <text:list-item>
                <text:p text:style-name="P5"><text:span text:style-name="T4">Work can be done on all kinds of hardware.</text:span></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7" draw:text-style-name="P4"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Disadvantages</text:p>
          </draw:text-box>
        </draw:frame>
        <draw:frame draw:name="Rectangle 4" presentation:style-name="pr6" draw:layer="layout" svg:width="20.93cm" svg:height="11.049cm" svg:x="2.286cm" svg:y="4.039cm" presentation:class="outline">
          <draw:text-box>
            <text:list text:style-name="L2">
              <text:list-item>
                <text:p text:style-name="P5"><text:span text:style-name="T4">Sources need to support cross compile</text:span></text:p>
              </text:list-item>
              <text:list-item>
                <text:p text:style-name="P5"><text:span text:style-name="T4">Need to handle dependencies for two architectures</text:span></text:p>
              </text:list-item>
              <text:list-item>
                <text:p text:style-name="P5"><text:span text:style-name="T4">Build result may differ from native compile</text:span></text:p>
              </text:list-item>
              <text:list-item>
                <text:p text:style-name="P5"><text:span text:style-name="T4">No real-life testing during development</text:span></text:p>
              </text:list-item>
              <text:list-item>
                <text:p text:style-name="P5"><text:span text:style-name="T4">No test suite runs usually</text:span></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Emulated Build</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Emulated System</text:p>
          </draw:text-box>
        </draw:frame>
        <draw:frame draw:name="Rectangle 4" presentation:style-name="pr6" draw:layer="layout" svg:width="20.93cm" svg:height="12.573cm" svg:x="2.286cm" svg:y="4.039cm" presentation:class="outline" presentation:user-transformed="true">
          <draw:text-box>
            <text:list text:style-name="L2">
              <text:list-item>
                <text:p text:style-name="P5"><text:span text:style-name="T4">Full emulation (booting target kernel) is usually too slow and not flexible enough.</text:span></text:p>
              </text:list-item>
              <text:list-item>
                <text:p text:style-name="P5"><text:span text:style-name="T3">User land emulation using Qemu:</text:span></text:p>
                <text:list>
                  <text:list-item>
                    <text:p><text:span text:style-name="T3">Install qemu-$ARCH binary for running emulated binaries</text:span></text:p>
                  </text:list-item>
                  <text:list-item>
                    <text:p><text:span text:style-name="T3">Register $ARCH binaries to be handled via </text:span><text:span text:style-name="T3"><text:line-break/></text:span><text:span text:style-name="T3">qemu-$ARCH binary. </text:span><text:span text:style-name="T3"><text:line-break/></text:span><text:span text:style-name="T3">The OBS build script can do this during VM setup.</text:span></text:p>
                    <text:p><text:span text:style-name="T3"/></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3T1">
        <office:forms form:automatic-focus="false" form:apply-design-mode="false"/>
        <draw:frame presentation:style-name="pr8" draw:layer="layout" svg:width="20.93cm" svg:height="2.743cm" svg:x="2.286cm" svg:y="0.711cm" presentation:class="title">
          <draw:text-box>
            <text:p>Setup</text:p>
          </draw:text-box>
        </draw:frame>
        <draw:custom-shape draw:style-name="gr2" draw:text-style-name="P6" draw:layer="layout" svg:width="7.518cm" svg:height="9.873cm" svg:x="1.484cm" svg:y="4.711cm">
          <text:p text:style-name="P6">openSUSE:Factory</text:p>
          <text:p text:style-name="P6"/>
          <text:p text:style-name="P6"/>
          <text:p text:style-name="P6"/>
          <text:p text:style-name="P6"/>
          <text:p text:style-name="P6"/>
          <text:p text:style-name="P6"/>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2" draw:text-style-name="P6" draw:layer="layout" svg:width="14.521cm" svg:height="10.163cm" svg:x="10.324cm" svg:y="4.809cm">
          <text:p text:style-name="P6">openSUSE:Factory:ARM</text:p>
          <text:p text:style-name="P6"/>
          <text:p text:style-name="P6"/>
          <text:p text:style-name="P6"/>
          <text:p text:style-name="P6"/>
          <text:p text:style-name="P6"/>
          <text:p text:style-name="P6"/>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3" draw:text-style-name="P6" draw:layer="layout" svg:width="4.195cm" svg:height="7.099cm" svg:x="10.808cm" svg:y="6.873cm">
          <text:p text:style-name="P6">x86_64</text:p>
          <text:p text:style-name="P6">repository</text:p>
          <text:p text:style-name="P6"/>
          <text:p text:style-name="P6"/>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3" draw:text-style-name="P6" xml:id="id1" draw:id="id1" draw:layer="layout" svg:width="6.711cm" svg:height="4.71cm" svg:x="1.839cm" svg:y="8.325cm">
          <text:p text:style-name="P6">x86_64<text:line-break/>repository</text:p>
          <text:p text:style-name="P6"/>
          <text:p text:style-name="P6"/>
          <text:p text:style-name="P6">qemu-linux-user.rpm</text:p>
          <text:p text:style-name="P6"/>
          <draw:enhanced-geometry svg:viewBox="0 0 21600 21600" draw:type="rectangle" draw:enhanced-path="M 0 0 L 21600 0 21600 21600 0 21600 0 0 Z N"/>
        </draw:custom-shape>
        <draw:custom-shape draw:style-name="gr4" draw:text-style-name="P6" xml:id="id2" draw:id="id2" draw:layer="layout" svg:width="3.323cm" svg:height="2.517cm" svg:x="11.131cm" svg:y="9.712cm">
          <text:p text:style-name="P6">aggregate</text:p>
          <draw:enhanced-geometry svg:viewBox="0 0 21600 21600" draw:type="rectangle" draw:enhanced-path="M 0 0 L 21600 0 21600 21600 0 21600 0 0 Z N"/>
        </draw:custom-shape>
        <draw:custom-shape draw:style-name="gr3" draw:text-style-name="P6" xml:id="id3" draw:id="id3" draw:layer="layout" svg:width="4.195cm" svg:height="7.099cm" svg:x="15.939cm" svg:y="6.81cm">
          <text:p text:style-name="P6">armv7l</text:p>
          <text:p text:style-name="P6">repository</text:p>
          <text:p text:style-name="P6"/>
          <text:p text:style-name="P6"/>
          <text:p text:style-name="P6"/>
          <text:p text:style-name="P6"/>
          <text:p text:style-name="P6"/>
          <text:p text:style-name="P6"/>
          <text:p text:style-name="P6"/>
          <draw:enhanced-geometry svg:viewBox="0 0 21600 21600" draw:type="rectangle" draw:enhanced-path="M 0 0 L 21600 0 21600 21600 0 21600 0 0 Z N"/>
        </draw:custom-shape>
        <draw:connector draw:style-name="gr5" draw:text-style-name="P7" draw:layer="layout" draw:type="curve" svg:x1="5.194cm" svg:y1="13.035cm" svg:x2="12.792cm" svg:y2="12.229cm" draw:start-shape="id1" draw:start-glue-point="2" draw:end-shape="id2" draw:end-glue-point="2" svg:d="m5194 13035c0 751 7598 1154 7598-806">
          <text:p/>
        </draw:connector>
        <draw:connector draw:style-name="gr5" draw:text-style-name="P7" draw:layer="layout" draw:type="curve" svg:x1="12.792cm" svg:y1="12.229cm" svg:x2="18.036cm" svg:y2="13.909cm" draw:start-shape="id2" draw:end-shape="id3" draw:end-glue-point="2" svg:d="m12792 12229c0 3270 5244 2430 5244 1680">
          <text:p/>
        </draw:connector>
        <draw:frame draw:style-name="gr6" draw:text-style-name="P8" draw:layer="layout" svg:width="6.882cm" svg:height="1.673cm" svg:x="4.389cm" svg:y="16.1cm">
          <draw:text-box>
            <text:p text:style-name="P8">Fetch and update rpm </text:p>
            <text:p text:style-name="P8">via _aggregate</text:p>
          </draw:text-box>
        </draw:frame>
        <draw:frame draw:style-name="gr6" draw:text-style-name="P8" draw:layer="layout" svg:width="7.483cm" svg:height="0.962cm" svg:x="13.778cm" svg:y="16.102cm">
          <draw:text-box>
            <text:p text:style-name="P8">ExportFilter to arm repos</text:p>
          </draw:text-box>
        </draw:frame>
        <draw:custom-shape draw:style-name="gr7" draw:text-style-name="P6" draw:layer="layout" svg:width="5.839cm" svg:height="3.452cm" svg:x="18.392cm" svg:y="9.132cm">
          <text:p text:style-name="P6">Project Config</text:p>
          <text:p text:style-name="P6"/>
          <text:p text:style-name="P9"><text:span text:style-name="T5">ExportFilter: qemu* . armv7l</text:span></text:p>
          <text:p text:style-name="P9"><text:span text:style-name="T5">Preinstall: qemu-linux-us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Advantages</text:p>
          </draw:text-box>
        </draw:frame>
        <draw:frame draw:name="Rectangle 4" presentation:style-name="pr6" draw:layer="layout" svg:width="20.93cm" svg:height="11.049cm" svg:x="2.286cm" svg:y="4.039cm" presentation:class="outline">
          <draw:text-box>
            <text:list text:style-name="L2">
              <text:list-header>
                <text:p text:style-name="P5"><text:span text:style-name="T4"/></text:p>
              </text:list-header>
              <text:list-item>
                <text:p text:style-name="P5"><text:span text:style-name="T4">No changes in package sources are needed (almost)</text:span></text:p>
              </text:list-item>
              <text:list-item>
                <text:p text:style-name="P5"><text:span text:style-name="T4">Using it in OBS allows every developer to build and run their tests for the target architectures without the need of real hardware.</text:span><text:span text:style-name="T4"><text:line-break/></text:span><text:span text:style-name="T4">=&gt; This makes it possible at all to do maintenance updates for the openSUSE community for arm.</text:span></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Disadvantages</text:p>
          </draw:text-box>
        </draw:frame>
        <draw:frame draw:name="Rectangle 4" presentation:style-name="pr6" draw:layer="layout" svg:width="20.93cm" svg:height="11.049cm" svg:x="2.286cm" svg:y="4.039cm" presentation:class="outline">
          <draw:text-box>
            <text:list text:style-name="L2">
              <text:list-item>
                <text:p text:style-name="P5"><text:span text:style-name="T4">Qemu bugs or missing support may have an influence to the build result.</text:span></text:p>
                <text:p><text:span text:style-name="T4">=&gt; Lots if qemu fixes during 12.2:ARM development. Qemu thread handling problems are workarounded</text:span></text:p>
              </text:list-item>
              <text:list-item>
                <text:p text:style-name="P5"><text:span text:style-name="T4">Emulation overhead may slow down build process too much.</text:span></text:p>
              </text:list-item>
              <text:list-item>
                <text:p text:style-name="P5"><text:span text:style-name="T4">We rely currently on our patched qemu using qemu-$ARCH-binfmt handler, to be pushed upstream.</text:span></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Example</text:p>
          </draw:text-box>
        </draw:frame>
        <draw:frame draw:name="Rectangle 4" presentation:style-name="pr6" draw:layer="layout" svg:width="20.93cm" svg:height="12.573cm" svg:x="2.286cm" svg:y="4.039cm" presentation:class="outline" presentation:user-transformed="true">
          <draw:text-box>
            <text:list text:style-name="L2">
              <text:list-item>
                <text:p text:style-name="P5"><text:span text:style-name="T4">OpenSUSE:12.2:ARM is using this setup. </text:span></text:p>
              </text:list-item>
              <text:list-item>
                <text:p text:style-name="P5"><text:span text:style-name="T3">Want to see how it works ?</text:span><text:span text:style-name="T3"><text:line-break/></text:span><text:span text:style-name="T3"><text:line-break/></text:span><text:span text:style-name="T3">osc build \</text:span><text:span text:style-name="T3"><text:line-break/></text:span><text:span text:style-name="T3"> <text:s/>–alternative-project=openSUSE:Factory:ARM \</text:span><text:span text:style-name="T3"><text:line-break/></text:span><text:span text:style-name="T3"> <text:s/>standard armv7l $YOUR_FILE.spec</text:span></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1" draw:master-page-name="Break" presentation:presentation-page-layout-name="AL3T1">
        <office:forms form:automatic-focus="false" form:apply-design-mode="false"/>
        <draw:frame presentation:style-name="pr3" draw:layer="layout" svg:width="20.884cm" svg:height="3.18cm" svg:x="2.286cm" svg:y="7.62cm" presentation:class="title">
          <draw:text-box>
            <text:p>Tricks for speed improvements</text:p>
          </draw:text-box>
        </draw:frame>
        <draw:frame presentation:style-name="pr10" draw:layer="layout" svg:width="13.259cm" svg:height="12.573cm" svg:x="0cm" svg:y="19.743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presentation:user-transformed="true">
          <draw:text-box>
            <text:p>The icecream/distcc trick</text:p>
          </draw:text-box>
        </draw:frame>
        <draw:frame draw:name="Rectangle 4" presentation:style-name="pr6" draw:layer="layout" svg:width="20.93cm" svg:height="13.966cm" svg:x="2.286cm" svg:y="4.039cm" presentation:class="outline" presentation:user-transformed="true">
          <draw:text-box>
            <text:list text:style-name="L2">
              <text:list-item>
                <text:p text:style-name="P5"><text:span text:style-name="T4">Use native hardware or full emulation for building</text:span></text:p>
              </text:list-item>
              <text:list-item>
                <text:p text:style-name="P5"><text:span text:style-name="T3">Use compiler backend on another, faster host.</text:span></text:p>
              </text:list-item>
              <text:list-item>
                <text:p text:style-name="P5"><text:span text:style-name="T3">Remote host can have any architecture</text:span></text:p>
              </text:list-item>
              <text:list-item>
                <text:p text:style-name="P5"><text:span text:style-name="T3">Use icecream or distcc to distribute the job</text:span></text:p>
              </text:list-item>
              <text:list-item>
                <text:p text:style-name="P5"><text:span text:style-name="T6">ADVANTAGE:</text:span><text:span text:style-name="T3"> scales very very great</text:span></text:p>
              </text:list-item>
              <text:list-item>
                <text:p text:style-name="P5"><text:span text:style-name="T6">DISADVANTAGE:</text:span><text:span text:style-name="T3"> hard to make it secure</text:span></text:p>
              </text:list-item>
              <text:list-item>
                <text:p text:style-name="P5"><text:span text:style-name="T3">Code to sync build environments exists SUSE-internal.</text:span></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presentation:user-transformed="true">
          <draw:text-box>
            <text:p>Native binaries in qemu-linux-user</text:p>
          </draw:text-box>
        </draw:frame>
        <draw:frame draw:name="Rectangle 4" presentation:style-name="pr6" draw:layer="layout" svg:width="20.93cm" svg:height="13.966cm" svg:x="2.286cm" svg:y="4.039cm" presentation:class="outline" presentation:user-transformed="true">
          <draw:text-box>
            <text:list text:style-name="L2">
              <text:list-item>
                <text:p text:style-name="P5"><text:span text:style-name="T4">Use some selected binaries for native architecture during qemu-linux-user emulation.</text:span></text:p>
              </text:list-item>
              <text:list-item>
                <text:p text:style-name="P5"><text:span text:style-name="T4">Building an acceleration package which repackages binaries and needed libs into other directory</text:span></text:p>
              </text:list-item>
              <text:list-item>
                <text:p text:style-name="P5"><text:span text:style-name="T7">ADVANTAGE:</text:span><text:span text:style-name="T4"> Best possible performance</text:span></text:p>
              </text:list-item>
              <text:list-item>
                <text:p text:style-name="P10"><text:span text:style-name="T7">DISADVANTAGES:</text:span><text:span text:style-name="T4"> </text:span></text:p>
                <text:list>
                  <text:list-item>
                    <text:p text:style-name="P11"><text:span text:style-name="T4">risk that tool is arch dependent</text:span></text:p>
                  </text:list-item>
                  <text:list-item>
                    <text:p text:style-name="P11"><text:span text:style-name="T4">source revision needs to be kept in sync</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9">
        <office:forms form:automatic-focus="false" form:apply-design-mode="false"/>
        <draw:frame presentation:style-name="pr11" draw:layer="layout" svg:width="20.884cm" svg:height="3.18cm" svg:x="2.286cm" svg:y="7.62cm" presentation:class="title" presentation:user-transformed="true">
          <draw:text-box>
            <text:p>Future:<text:line-break/>Issues To Fix In OBS</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presentation:user-transformed="true">
          <draw:text-box>
            <text:p>Open Issues</text:p>
          </draw:text-box>
        </draw:frame>
        <draw:frame draw:name="Rectangle 4" presentation:style-name="pr6" draw:layer="layout" svg:width="20.93cm" svg:height="13.966cm" svg:x="2.286cm" svg:y="4.039cm" presentation:class="outline" presentation:user-transformed="true">
          <draw:text-box>
            <text:list text:style-name="L2">
              <text:list-header>
                <text:p text:style-name="P5"><text:span text:style-name="T4"/></text:p>
              </text:list-header>
              <text:list-item>
                <text:p text:style-name="P5"><text:span text:style-name="T4">Qemu-linux-user thread handling is not reliable.</text:span></text:p>
              </text:list-item>
              <text:list-item>
                <text:p text:style-name="P5"><text:span text:style-name="T4">kiwi qemu build works only with workaround atm</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9">
        <office:forms form:automatic-focus="false" form:apply-design-mode="false"/>
        <draw:frame presentation:style-name="pr3" draw:layer="layout" svg:width="20.884cm" svg:height="3.18cm" svg:x="2.286cm" svg:y="7.62cm" presentation:class="title" presentation:user-transformed="true">
          <draw:text-box>
            <text:p><text:span text:style-name="T8">Work in Progress by B1-Systems</text:span>:<text:line-break/>Transparent Cross Building</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3T1">
        <office:forms form:automatic-focus="false" form:apply-design-mode="false"/>
        <draw:frame presentation:style-name="pr12" draw:layer="layout" svg:width="20.93cm" svg:height="2.743cm" svg:x="2.286cm" svg:y="0.711cm" presentation:class="title">
          <draw:text-box>
            <text:p>Transparent Cross Building</text:p>
          </draw:text-box>
        </draw:frame>
        <draw:frame presentation:style-name="pr13" draw:layer="layout" svg:width="20.93cm" svg:height="12.573cm" svg:x="2.254cm" svg:y="4.07cm" presentation:class="outline" presentation:user-transformed="true">
          <draw:text-box>
            <text:list text:style-name="L2">
              <text:list-item>
                <text:p>Goal:</text:p>
                <text:list>
                  <text:list-item>
                    <text:p>Do classic cross builds in OBS</text:p>
                  </text:list-item>
                  <text:list-item>
                    <text:p>Use toolchain from host architecture (speedup, no emulation)</text:p>
                  </text:list-item>
                  <text:list-item>
                    <text:p>Use the same spec-file for host and target architecture builds</text:p>
                  </text:list-item>
                  <text:list-item>
                    <text:p>Avoid faking/emulation of build steps where reasonable/possibl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Advantages</text:p>
          </draw:text-box>
        </draw:frame>
        <draw:frame draw:name="Rectangle 4" presentation:style-name="pr6" draw:layer="layout" svg:width="20.93cm" svg:height="11.049cm" svg:x="2.286cm" svg:y="4.039cm" presentation:class="outline">
          <draw:text-box>
            <text:list text:style-name="L2">
              <text:list-header>
                <text:p text:style-name="P5"><text:span text:style-name="T4"/></text:p>
              </text:list-header>
              <text:list-item>
                <text:p text:style-name="P5"><text:span text:style-name="T4">Very fast results</text:span></text:p>
              </text:list-item>
              <text:list-item>
                <text:p text:style-name="P5"><text:span text:style-name="T4">Work can be done on all kinds of hardware.</text:span></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3T1">
        <office:forms form:automatic-focus="false" form:apply-design-mode="false"/>
        <draw:frame presentation:style-name="pr5" draw:layer="layout" svg:width="20.93cm" svg:height="2.743cm" svg:x="2.286cm" svg:y="0.711cm" presentation:class="title">
          <draw:text-box>
            <text:p>Disadvantages</text:p>
          </draw:text-box>
        </draw:frame>
        <draw:frame draw:name="Rectangle 4" presentation:style-name="pr6" draw:layer="layout" svg:width="20.93cm" svg:height="11.049cm" svg:x="2.286cm" svg:y="4.039cm" presentation:class="outline">
          <draw:text-box>
            <text:list text:style-name="L2">
              <text:list-item>
                <text:p text:style-name="P5"><text:span text:style-name="T4">Sources need to support cross compile</text:span></text:p>
              </text:list-item>
              <text:list-item>
                <text:p text:style-name="P5"><text:span text:style-name="T4">Need to handle dependencies for two architectures</text:span></text:p>
              </text:list-item>
              <text:list-item>
                <text:p text:style-name="P5"><text:span text:style-name="T4">Build result may differ from native compile</text:span></text:p>
              </text:list-item>
              <text:list-item>
                <text:p text:style-name="P5"><text:span text:style-name="T4">No real-life testing during development</text:span></text:p>
              </text:list-item>
              <text:list-item>
                <text:p text:style-name="P5"><text:span text:style-name="T4">No test suite runs usually</text:span></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1" draw:master-page-name="Logo_20_Content" presentation:presentation-page-layout-name="AL3T1">
        <office:forms form:automatic-focus="false" form:apply-design-mode="false"/>
        <draw:frame presentation:style-name="pr12" draw:layer="layout" svg:width="20.93cm" svg:height="2.743cm" svg:x="2.286cm" svg:y="0.711cm" presentation:class="title">
          <draw:text-box>
            <text:p>Transparent Cross Building</text:p>
          </draw:text-box>
        </draw:frame>
        <draw:frame presentation:style-name="pr13" draw:layer="layout" svg:width="20.93cm" svg:height="12.573cm" svg:x="2.254cm" svg:y="4.07cm" presentation:class="outline" presentation:user-transformed="true">
          <draw:text-box>
            <text:list text:style-name="L2">
              <text:list-item>
                <text:p><text:span text:style-name="T9">Not</text:span> the intended Goal:</text:p>
                <text:list>
                  <text:list-item>
                    <text:p>Build existing distribution without any modification</text:p>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1" draw:master-page-name="Logo_20_Content" presentation:presentation-page-layout-name="AL3T1">
        <office:forms form:automatic-focus="false" form:apply-design-mode="false"/>
        <draw:frame presentation:style-name="pr12" draw:layer="layout" svg:width="20.93cm" svg:height="2.743cm" svg:x="2.286cm" svg:y="0.711cm" presentation:class="title">
          <draw:text-box>
            <text:p>Transparent Cross Building</text:p>
          </draw:text-box>
        </draw:frame>
        <draw:frame presentation:style-name="pr13" draw:layer="layout" svg:width="20.93cm" svg:height="11.049cm" svg:x="2.286cm" svg:y="4.039cm" presentation:class="outline">
          <draw:text-box>
            <text:list text:style-name="L2">
              <text:list-item>
                <text:p>OBS scheduler need to take multiple architecture in account</text:p>
              </text:list-item>
              <text:list-item>
                <text:p>Toolchain BuildRequires get substituted with packages for the host architecture</text:p>
              </text:list-item>
              <text:list-item>
                <text:p>Setup separated /sysroot for target architecture(s):</text:p>
                <text:list>
                  <text:list-item>
                    <text:p>/opt/cross-%_target_cpu/</text:p>
                  </text:list-item>
                  <text:list-item>
                    <text:p>With separated package database</text:p>
                  </text:list-item>
                </text:list>
              </text:list-item>
              <text:list-item>
                <text:p>Exploit cross-compiling support of build environments:</text:p>
                <text:list>
                  <text:list-item>
                    <text:p>Autotools, CMake,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1" draw:master-page-name="Logo_20_Content" presentation:presentation-page-layout-name="AL3T1">
        <office:forms form:automatic-focus="false" form:apply-design-mode="false"/>
        <draw:frame presentation:style-name="pr14" draw:layer="layout" svg:width="20.93cm" svg:height="2.743cm" svg:x="2.286cm" svg:y="0.711cm" presentation:class="title" presentation:user-transformed="true">
          <draw:text-box>
            <text:p>Transparent Cross Building</text:p>
          </draw:text-box>
        </draw:frame>
        <draw:frame presentation:style-name="pr13" draw:layer="layout" svg:width="20.93cm" svg:height="12.573cm" svg:x="2.286cm" svg:y="4.039cm" presentation:class="outline" presentation:user-transformed="true">
          <draw:text-box>
            <text:list text:style-name="L2">
              <text:list-item>
                <text:p>What gets address so it get “transparent”?</text:p>
                <text:list>
                  <text:list-item>
                    <text:p>Some BuildRequires: need to get substituted with Host Arch packages or cross-compilers</text:p>
                  </text:list-item>
                  <text:list-item>
                    <text:p>%check section gets NOOP in the first round</text:p>
                  </text:list-item>
                  <text:list-item>
                    <text:p>Common build environment calls in spec files need to make use of common packaging macros:</text:p>
                    <text:list>
                      <text:list-item>
                        <text:p>%configure</text:p>
                      </text:list-item>
                      <text:list-item>
                        <text:p>%cmake</text:p>
                      </text:list-item>
                      <text:list-item>
                        <text:p>…</text:p>
                      </text:list-item>
                    </text:list>
                  </text:list-item>
                </text:list>
              </text:list-item>
              <text:list-item>
                <text:p>Goal: use the same build spec file</text:p>
                <text:list>
                  <text:list-item>
                    <text:p>Move arch conditionals to the project config</text:p>
                    <text:list>
                      <text:list-header>
                        <text:p/>
                      </text:list-header>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Logo_20_Content" presentation:presentation-page-layout-name="AL3T1">
        <office:forms form:automatic-focus="false" form:apply-design-mode="false"/>
        <draw:frame presentation:style-name="pr12" draw:layer="layout" svg:width="20.93cm" svg:height="2.743cm" svg:x="2.286cm" svg:y="0.711cm" presentation:class="title">
          <draw:text-box>
            <text:p>Transparent Cross Building</text:p>
          </draw:text-box>
        </draw:frame>
        <draw:frame presentation:style-name="pr13" draw:layer="layout" svg:width="20.93cm" svg:height="11.049cm" svg:x="2.286cm" svg:y="4.039cm" presentation:class="outline">
          <draw:text-box>
            <text:list text:style-name="L2">
              <text:list-item>
                <text:p>Is this the best solution for me?</text:p>
                <text:list>
                  <text:list-item>
                    <text:p>Do you have enough time/resources to package your entire project/product yourself?</text:p>
                  </text:list-item>
                  <text:list-item>
                    <text:p>Are you willing to fix a lot of packages which are not aware of cross building?</text:p>
                  </text:list-item>
                  <text:list-item>
                    <text:p>Emulated cross builds are not fast enough for your packages/projects?</text:p>
                    <text:p/>
                  </text:list-item>
                </text:list>
              </text:list-item>
              <text:list-item>
                <text:p>If all of above applies, this might be the right solution</text:p>
              </text:list-item>
              <text:list-item>
                <text:p>Otherwise emulated or other OBS cross build might be the right thing for you</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Logo_20_Content" presentation:presentation-page-layout-name="AL3T1">
        <office:forms form:automatic-focus="false" form:apply-design-mode="false"/>
        <draw:frame presentation:style-name="pr14" draw:layer="layout" svg:width="20.93cm" svg:height="2.743cm" svg:x="2.286cm" svg:y="0.711cm" presentation:class="title" presentation:user-transformed="true">
          <draw:text-box>
            <text:p>Transparent Cross Building</text:p>
          </draw:text-box>
        </draw:frame>
        <draw:frame presentation:style-name="pr13" draw:layer="layout" svg:width="20.93cm" svg:height="12.573cm" svg:x="2.286cm" svg:y="4.039cm" presentation:class="outline" presentation:user-transformed="true">
          <draw:text-box>
            <text:list text:style-name="L2">
              <text:list-item>
                <text:p>First round:</text:p>
                <text:list>
                  <text:list-item>
                    <text:p>Initial support to make scheduler aware of multiple architectures</text:p>
                  </text:list-item>
                  <text:list-item>
                    <text:p>Enable obs-build to setup separated /sysroot</text:p>
                  </text:list-item>
                  <text:list-item>
                    <text:p>… and do classic cross builds</text:p>
                  </text:list-item>
                </text:list>
              </text:list-item>
              <text:list-item>
                <text:p>Later:</text:p>
                <text:list>
                  <text:list-item>
                    <text:p>Optimize scheduler for taking multiple architectures in account</text:p>
                    <text:list>
                      <text:list-item>
                        <text:p>First round: requires that the entire toolchain of host arch is build</text:p>
                      </text:list-item>
                    </text:list>
                  </text:list-item>
                  <text:list-item>
                    <text:p>Make some use of binfmt Magic</text:p>
                    <text:list>
                      <text:list-item>
                        <text:p>invoke qemu-$ARCH to run %check or other things</text:p>
                      </text:list-item>
                      <text:list-item>
                        <text:p>But use as much host toolchain as possible</text:p>
                        <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1" draw:master-page-name="Break" presentation:presentation-page-layout-name="AL2T19">
        <office:forms form:automatic-focus="false" form:apply-design-mode="false"/>
        <draw:frame presentation:style-name="pr15" draw:layer="layout" svg:width="20.884cm" svg:height="3.18cm" svg:x="2.286cm" svg:y="7.62cm" presentation:class="title" presentation:user-transformed="true">
          <draw:text-box>
            <text:p>Demonstratio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Call_20_to_20_Action" presentation:presentation-page-layout-name="AL2T19">
        <office:forms form:automatic-focus="false" form:apply-design-mode="false"/>
        <draw:custom-shape draw:name="TextBox 1" draw:style-name="gr8" draw:text-style-name="P13" draw:layer="layout" svg:width="18.188cm" svg:height="4.502cm" svg:x="4.386cm" svg:y="3.616cm">
          <text:p text:style-name="P12"><text:span text:style-name="T10">Learn more about the</text:span></text:p>
          <text:p text:style-name="P12"><text:span text:style-name="T10">Open Build Service</text:span></text:p>
          <text:p text:style-name="P12"><text:span text:style-name="T11">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16" draw:text-style-name="P4" draw:layer="layout" svg:width="17.271cm" svg:height="11.641cm" svg:x="2.159cm" svg:y="13.271cm" presentation:class="notes">
            <draw:text-box>
              <text:p><text:span text:style-name="T12">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29" draw:style-name="dp1" draw:master-page-name="Logo">
        <office:forms form:automatic-focus="false" form:apply-design-mode="false"/>
        <presentation:notes draw:style-name="dp2">
          <draw:page-thumbnail draw:style-name="gr1" draw:layer="layout" svg:width="0.001cm" svg:height="0.001cm" svg:x="0cm" svg:y="2.123cm" draw:page-number="29" presentation:class="page"/>
          <draw:frame presentation:style-name="pr1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51931f" draw:end-color="#77bd2d" draw:start-intensity="100%" draw:end-intensity="100%" draw:angle="1800" draw:border="0%"/>
    <draw:gradient draw:name="Gradient_20_13" draw:display-name="Gradient 13" draw:style="linear" draw:start-color="#77bd2d" draw:end-color="#51931f" draw:start-intensity="100%" draw:end-intensity="100%" draw:angle="9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office:forms form:automatic-focus="false" form:apply-design-mode="false"/>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office:forms form:automatic-focus="false" form:apply-design-mode="false"/>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9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403</meta:generator>
    <meta:creation-date>2008-06-16T15:13:57</meta:creation-date>
    <dc:date>2012-09-05T14:58:44</dc:date>
    <dc:language>en-US</dc:language>
    <meta:editing-cycles>80</meta:editing-cycles>
    <meta:editing-duration>P2DT8H31M11S</meta:editing-duration>
    <dc:creator>Henne Vogelsang</dc:creator>
    <meta:document-statistic meta:object-count="185"/>
    <meta:user-defined meta:name="Info 1"/>
    <meta:user-defined meta:name="Info 2"/>
    <meta:user-defined meta:name="Info 3"/>
    <meta:user-defined meta:name="Info 4"/>
  </office:meta>
</office:document-meta>
</file>